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textarea-horizontal-align="justify" draw:textarea-vertical-align="middle" draw:auto-grow-height="false" fo:min-height="1.786cm" fo:min-width="1.5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391cm" svg:y1="12.916cm" svg:x2="12.963cm" svg:y2="7.488cm">
          <text:p/>
        </draw:line>
        <draw:line draw:style-name="gr1" draw:text-style-name="P1" draw:layer="layout" svg:x1="12.962cm" svg:y1="7.487cm" svg:x2="7.534cm" svg:y2="2.059cm">
          <text:p/>
        </draw:line>
        <draw:line draw:style-name="gr1" draw:text-style-name="P1" draw:layer="layout" svg:x1="2.558cm" svg:y1="7.487cm" svg:x2="7.986cm" svg:y2="2.059cm">
          <text:p/>
        </draw:line>
        <draw:line draw:style-name="gr1" draw:text-style-name="P1" draw:layer="layout" svg:x1="7.534cm" svg:y1="12.463cm" svg:x2="12.962cm" svg:y2="7.035cm">
          <text:p/>
        </draw:line>
        <draw:custom-shape draw:style-name="gr2" draw:text-style-name="P2" draw:layer="layout" svg:width="4.071cm" svg:height="4.071cm" svg:x="5.725cm" svg:y="0.25cm">
          <text:p text:style-name="P2">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071cm" svg:height="4.071cm" svg:x="10.701cm" svg:y="5.226cm">
          <text:p text:style-name="P2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071cm" svg:height="4.071cm" svg:x="0.749cm" svg:y="5.226cm">
          <text:p text:style-name="P2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071cm" svg:height="4.071cm" svg:x="10.703cm" svg:y="5.228cm">
          <text:p text:style-name="P2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071cm" svg:height="4.071cm" svg:x="5.725cm" svg:y="10.202cm">
          <text:p text:style-name="P2">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071cm" svg:height="4.071cm" svg:x="15.679cm" svg:y="10.204cm">
          <text:p text:style-name="P2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0:43:38.312631989</meta:creation-date>
    <dc:date>2023-02-20T00:53:18.312906893</dc:date>
    <meta:editing-duration>PT9M41S</meta:editing-duration>
    <meta:editing-cycles>1</meta:editing-cycles>
    <meta:document-statistic meta:object-count="10"/>
    <meta:generator>LibreOffice/7.5.0.3$Linux_X86_64 LibreOffice_project/50$Build-3</meta:generator>
  </office:meta>
</office:document-meta>
</file>